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9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6cm" fo:break-before="auto" style:use-optimal-row-height="true"/>
    </style:style>
    <style:style style:name="ro4" style:family="table-row">
      <style:table-row-properties style:row-height="0.8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 fo:border="0.002cm solid #000000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9">
      <style:table-cell-properties fo:wrap-option="wrap" fo:border="0.002cm solid #000000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background-color="#ffcc99" fo:wrap-option="wrap" fo:border="0.002cm solid #000000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9">
      <style:table-cell-properties fo:background-color="#ffcc99" fo:wrap-option="wrap" fo:border="0.002cm solid #000000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23.3.31" table:style-name="ta1" table:print="false">
        <table:table-column table:style-name="co1" table:default-cell-style-name="ce1"/>
        <table:table-column table:style-name="co2" table:number-columns-repeated="7" table:default-cell-style-name="Default"/>
        <table:table-row table:style-name="ro1">
          <table:table-cell office:value-type="string">
            <text:p>　</text:p>
          </table:table-cell>
          <table:table-cell table:style-name="ce1" office:value-type="string">
            <text:p>日本</text:p>
          </table:table-cell>
          <table:table-cell table:style-name="ce1" office:value-type="string">
            <text:p>北米</text:p>
          </table:table-cell>
          <table:table-cell table:style-name="ce1" office:value-type="string">
            <text:p>欧州</text:p>
          </table:table-cell>
          <table:table-cell table:style-name="ce1" office:value-type="string">
            <text:p>アジア</text:p>
            <draw:frame table:end-cell-address="'H23.3.31'.L19" table:end-x="1.439cm" table:end-y="0.312cm" draw:z-index="3" draw:style-name="gr1" draw:text-style-name="P1" svg:width="15.999cm" svg:height="8.999cm" svg:x="1.247cm" svg:y="0.004cm">
              <draw:object draw:notify-on-update-of-ranges="'H23.3.31'.C1:'H23.3.31'.F1 'H23.3.31'.C11:'H23.3.31'.F1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1" office:value-type="string">
            <text:p>その他</text:p>
          </table:table-cell>
          <table:table-cell table:style-name="ce1" office:value-type="string">
            <text:p>消去又は</text:p>
            <text:p>全社</text:p>
          </table:table-cell>
          <table:table-cell table:style-name="ce1" office:value-type="string">
            <text:p>連結</text:p>
          </table:table-cell>
        </table:table-row>
        <table:table-row table:style-name="ro2">
          <table:table-cell office:value-type="string">
            <text:p>売上高</text:p>
          </table:table-cell>
          <table:table-cell table:number-columns-repeated="7" table:style-name="ce3" office:value-type="string">
            <text:p>　</text:p>
          </table:table-cell>
        </table:table-row>
        <table:table-row table:style-name="ro2">
          <table:table-cell office:value-type="string">
            <text:p>  外部顧客への売上高</text:p>
          </table:table-cell>
          <table:table-cell table:style-name="ce3" office:value-type="float" office:value="6966929">
            <text:p>6,966,929</text:p>
          </table:table-cell>
          <table:table-cell table:style-name="ce3" office:value-type="float" office:value="5327809">
            <text:p>5,327,809</text:p>
          </table:table-cell>
          <table:table-cell table:style-name="ce3" office:value-type="float" office:value="1920416">
            <text:p>1,920,416</text:p>
          </table:table-cell>
          <table:table-cell table:style-name="ce3" office:value-type="float" office:value="3138112">
            <text:p>3,138,112</text:p>
          </table:table-cell>
          <table:table-cell table:style-name="ce3" office:value-type="float" office:value="1640422">
            <text:p>1,640,422</text:p>
          </table:table-cell>
          <table:table-cell table:style-name="ce3" office:value-type="string">
            <text:p>―</text:p>
          </table:table-cell>
          <table:table-cell table:style-name="ce3" office:value-type="float" office:value="18993688">
            <text:p>18,993,688</text:p>
          </table:table-cell>
        </table:table-row>
        <table:table-row table:style-name="ro2">
          <table:table-cell table:style-name="ce2" office:value-type="string">
            <text:p>割合</text:p>
          </table:table-cell>
          <table:table-cell table:style-name="ce4" table:formula="of:=[.B3]/[.$H$3]" office:value-type="percentage" office:value="0.366802329279074">
            <text:p>36.68%</text:p>
          </table:table-cell>
          <table:table-cell table:style-name="ce4" table:formula="of:=[.C3]/[.$H$3]" office:value-type="percentage" office:value="0.280504186443412">
            <text:p>28.05%</text:p>
          </table:table-cell>
          <table:table-cell table:style-name="ce4" table:formula="of:=[.D3]/[.$H$3]" office:value-type="percentage" office:value="0.101108115496053">
            <text:p>10.11%</text:p>
          </table:table-cell>
          <table:table-cell table:style-name="ce4" table:formula="of:=[.E3]/[.$H$3]" office:value-type="percentage" office:value="0.16521867685728">
            <text:p>16.52%</text:p>
          </table:table-cell>
          <table:table-cell table:style-name="ce4" table:formula="of:=[.F3]/[.$H$3]" office:value-type="percentage" office:value="0.0863666919241803">
            <text:p>8.64%</text:p>
          </table:table-cell>
          <table:table-cell table:style-name="ce5" table:number-columns-repeated="2"/>
        </table:table-row>
        <table:table-row table:style-name="ro1">
          <table:table-cell office:value-type="string">
            <text:p>  所在地間の</text:p>
            <text:p>  内部売上高</text:p>
          </table:table-cell>
          <table:table-cell table:style-name="ce3" office:value-type="float" office:value="4019317">
            <text:p>4,019,317</text:p>
          </table:table-cell>
          <table:table-cell table:style-name="ce3" office:value-type="float" office:value="101327">
            <text:p>101,327</text:p>
          </table:table-cell>
          <table:table-cell table:style-name="ce3" office:value-type="float" office:value="61081">
            <text:p>61,081</text:p>
          </table:table-cell>
          <table:table-cell table:style-name="ce3" office:value-type="float" office:value="236422">
            <text:p>236,422</text:p>
          </table:table-cell>
          <table:table-cell table:style-name="ce3" office:value-type="float" office:value="168694">
            <text:p>168,694</text:p>
          </table:table-cell>
          <table:table-cell table:style-name="ce3" office:value-type="float" office:value="-4586841">
            <text:p>-4,586,841</text:p>
          </table:table-cell>
          <table:table-cell table:style-name="ce3" office:value-type="string">
            <text:p>―</text:p>
          </table:table-cell>
        </table:table-row>
        <table:table-row table:style-name="ro2">
          <table:table-cell office:value-type="string">
            <text:p>計</text:p>
          </table:table-cell>
          <table:table-cell table:style-name="ce3" office:value-type="float" office:value="10986246">
            <text:p>10,986,246</text:p>
          </table:table-cell>
          <table:table-cell table:style-name="ce3" office:value-type="float" office:value="5429136">
            <text:p>5,429,136</text:p>
          </table:table-cell>
          <table:table-cell table:style-name="ce3" office:value-type="float" office:value="1981497">
            <text:p>1,981,497</text:p>
          </table:table-cell>
          <table:table-cell table:style-name="ce3" office:value-type="float" office:value="3374534">
            <text:p>3,374,534</text:p>
          </table:table-cell>
          <table:table-cell table:style-name="ce3" office:value-type="float" office:value="1809116">
            <text:p>1,809,116</text:p>
          </table:table-cell>
          <table:table-cell table:style-name="ce3" office:value-type="float" office:value="-4586841">
            <text:p>-4,586,841</text:p>
          </table:table-cell>
          <table:table-cell table:style-name="ce3" office:value-type="float" office:value="18993688">
            <text:p>18,993,688</text:p>
          </table:table-cell>
        </table:table-row>
        <table:table-row table:style-name="ro2">
          <table:table-cell office:value-type="string">
            <text:p>営業費用</text:p>
          </table:table-cell>
          <table:table-cell table:style-name="ce3" office:value-type="float" office:value="11348642">
            <text:p>11,348,642</text:p>
          </table:table-cell>
          <table:table-cell table:style-name="ce3" office:value-type="float" office:value="5089633">
            <text:p>5,089,633</text:p>
          </table:table-cell>
          <table:table-cell table:style-name="ce3" office:value-type="float" office:value="1968349">
            <text:p>1,968,349</text:p>
          </table:table-cell>
          <table:table-cell table:style-name="ce3" office:value-type="float" office:value="3061557">
            <text:p>3,061,557</text:p>
          </table:table-cell>
          <table:table-cell table:style-name="ce3" office:value-type="float" office:value="1648987">
            <text:p>1,648,987</text:p>
          </table:table-cell>
          <table:table-cell table:style-name="ce3" office:value-type="float" office:value="-4591759">
            <text:p>-4,591,759</text:p>
          </table:table-cell>
          <table:table-cell table:style-name="ce3" office:value-type="float" office:value="18525409">
            <text:p>18,525,409</text:p>
          </table:table-cell>
        </table:table-row>
        <table:table-row table:style-name="ro2">
          <table:table-cell office:value-type="string">
            <text:p>営業利益・損失(△)</text:p>
          </table:table-cell>
          <table:table-cell table:style-name="ce3" office:value-type="float" office:value="-362396">
            <text:p>-362,396</text:p>
          </table:table-cell>
          <table:table-cell table:style-name="ce3" office:value-type="float" office:value="339503">
            <text:p>339,503</text:p>
          </table:table-cell>
          <table:table-cell table:style-name="ce3" office:value-type="float" office:value="13148">
            <text:p>13,148</text:p>
          </table:table-cell>
          <table:table-cell table:style-name="ce3" office:value-type="float" office:value="312977">
            <text:p>312,977</text:p>
          </table:table-cell>
          <table:table-cell table:style-name="ce3" office:value-type="float" office:value="160129">
            <text:p>160,129</text:p>
          </table:table-cell>
          <table:table-cell table:style-name="ce3" office:value-type="float" office:value="4918">
            <text:p>4,918</text:p>
          </table:table-cell>
          <table:table-cell table:style-name="ce3" office:value-type="float" office:value="468279">
            <text:p>468,279</text:p>
          </table:table-cell>
        </table:table-row>
        <table:table-row table:style-name="ro2">
          <table:table-cell table:style-name="ce2" office:value-type="string">
            <text:p>割合</text:p>
          </table:table-cell>
          <table:table-cell table:style-name="ce4" table:formula="of:=[.B8]/[.$H$8]" office:value-type="percentage" office:value="-0.773889070404609">
            <text:p>-77.39%</text:p>
          </table:table-cell>
          <table:table-cell table:style-name="ce4" table:formula="of:=[.C8]/[.$H$8]" office:value-type="percentage" office:value="0.72500154822232">
            <text:p>72.50%</text:p>
          </table:table-cell>
          <table:table-cell table:style-name="ce4" table:formula="of:=[.D8]/[.$H$8]" office:value-type="percentage" office:value="0.0280772787163208">
            <text:p>2.81%</text:p>
          </table:table-cell>
          <table:table-cell table:style-name="ce4" table:formula="of:=[.E8]/[.$H$8]" office:value-type="percentage" office:value="0.668355830605259">
            <text:p>66.84%</text:p>
          </table:table-cell>
          <table:table-cell table:style-name="ce4" table:formula="of:=[.F8]/[.$H$8]" office:value-type="percentage" office:value="0.341952126830372">
            <text:p>34.20%</text:p>
          </table:table-cell>
          <table:table-cell table:style-name="ce5" table:number-columns-repeated="2"/>
        </table:table-row>
        <table:table-row table:style-name="ro2">
          <table:table-cell table:style-name="ce2" office:value-type="string">
            <text:p>割合（日本を除く）</text:p>
          </table:table-cell>
          <table:table-cell table:style-name="ce4"/>
          <table:table-cell table:style-name="ce4" table:formula="of:=[.C8]/SUM([.$C$8:.$F$8])" office:value-type="percentage" office:value="0.411141534373914">
            <text:p>41.11%</text:p>
          </table:table-cell>
          <table:table-cell table:style-name="ce4" table:formula="of:=[.D8]/SUM([.$C$8:.$F$8])" office:value-type="percentage" office:value="0.015922359725682">
            <text:p>1.59%</text:p>
          </table:table-cell>
          <table:table-cell table:style-name="ce4" table:formula="of:=[.E8]/SUM([.$C$8:.$F$8])" office:value-type="percentage" office:value="0.379018282618252">
            <text:p>37.90%</text:p>
          </table:table-cell>
          <table:table-cell table:style-name="ce4" table:formula="of:=[.F8]/SUM([.$C$8:.$F$8])" office:value-type="percentage" office:value="0.193917823282152">
            <text:p>19.39%</text:p>
          </table:table-cell>
          <table:table-cell table:style-name="ce5" table:number-columns-repeated="2"/>
        </table:table-row>
        <table:table-row table:style-name="ro2">
          <table:table-cell table:style-name="ce2" office:value-type="string">
            <text:p>営業利益率</text:p>
          </table:table-cell>
          <table:table-cell table:style-name="ce4"/>
          <table:table-cell table:style-name="ce4" table:formula="of:=[.C8]/[.C3]" office:value-type="percentage" office:value="0.0637228173907886">
            <text:p>6.37%</text:p>
          </table:table-cell>
          <table:table-cell table:style-name="ce4" table:formula="of:=[.D8]/[.D3]" office:value-type="percentage" office:value="0.0068464332727909">
            <text:p>0.68%</text:p>
          </table:table-cell>
          <table:table-cell table:style-name="ce4" table:formula="of:=[.E8]/[.E3]" office:value-type="percentage" office:value="0.0997341713743805">
            <text:p>9.97%</text:p>
          </table:table-cell>
          <table:table-cell table:style-name="ce4" table:formula="of:=[.F8]/[.F3]" office:value-type="percentage" office:value="0.0976145162647173">
            <text:p>9.76%</text:p>
          </table:table-cell>
          <table:table-cell table:style-name="ce5" table:number-columns-repeated="2"/>
        </table:table-row>
        <table:table-row table:style-name="ro2">
          <table:table-cell office:value-type="string">
            <text:p>総資産</text:p>
          </table:table-cell>
          <table:table-cell table:style-name="ce3" office:value-type="float" office:value="11285864">
            <text:p>11,285,864</text:p>
          </table:table-cell>
          <table:table-cell table:style-name="ce3" office:value-type="float" office:value="9910828">
            <text:p>9,910,828</text:p>
          </table:table-cell>
          <table:table-cell table:style-name="ce3" office:value-type="float" office:value="1931231">
            <text:p>1,931,231</text:p>
          </table:table-cell>
          <table:table-cell table:style-name="ce3" office:value-type="float" office:value="2138499">
            <text:p>2,138,499</text:p>
          </table:table-cell>
          <table:table-cell table:style-name="ce3" office:value-type="float" office:value="2044379">
            <text:p>2,044,379</text:p>
          </table:table-cell>
          <table:table-cell table:style-name="ce3" office:value-type="float" office:value="2507365">
            <text:p>2,507,365</text:p>
          </table:table-cell>
          <table:table-cell table:style-name="ce3" office:value-type="float" office:value="29818166">
            <text:p>29,818,166</text:p>
          </table:table-cell>
        </table:table-row>
        <table:table-row table:style-name="ro2">
          <table:table-cell office:value-type="string">
            <text:p>長期性資産</text:p>
          </table:table-cell>
          <table:table-cell table:style-name="ce3" office:value-type="float" office:value="3123042">
            <text:p>3,123,042</text:p>
          </table:table-cell>
          <table:table-cell table:style-name="ce3" office:value-type="float" office:value="2276332">
            <text:p>2,276,332</text:p>
          </table:table-cell>
          <table:table-cell table:style-name="ce3" office:value-type="float" office:value="305627">
            <text:p>305,627</text:p>
          </table:table-cell>
          <table:table-cell table:style-name="ce3" office:value-type="float" office:value="344304">
            <text:p>344,304</text:p>
          </table:table-cell>
          <table:table-cell table:style-name="ce3" office:value-type="float" office:value="259855">
            <text:p>259,855</text:p>
          </table:table-cell>
          <table:table-cell table:style-name="ce3" office:value-type="string">
            <text:p>―</text:p>
          </table:table-cell>
          <table:table-cell table:style-name="ce3" office:value-type="float" office:value="6309160">
            <text:p>6,309,160</text:p>
          </table:table-cell>
        </table:table-row>
        <table:table-row table:style-name="ro2" table:number-rows-repeated="7">
          <table:table-cell table:style-name="Default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>
            <draw:frame table:end-cell-address="'H23.3.31'.L37" table:end-x="1.884cm" table:end-y="0.252cm" draw:z-index="0" draw:style-name="gr1" draw:text-style-name="P1" svg:width="13.027cm" svg:height="7.328cm" svg:x="0.148cm" svg:y="0.15cm">
              <draw:object draw:notify-on-update-of-ranges="'H23.3.31'.B1:'H23.3.31'.F1 'H23.3.31'.B4:'H23.3.31'.F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 table:style-name="Default">
            <draw:frame table:end-cell-address="'H23.3.31'.F36" table:end-x="0.206cm" table:end-y="0.116cm" draw:z-index="1" draw:style-name="gr1" draw:text-style-name="P1" svg:width="11.129cm" svg:height="6.26cm" svg:x="2.024cm" svg:y="0.179cm">
              <draw:object draw:notify-on-update-of-ranges="'H23.3.31'.C1:'H23.3.31'.F1 'H23.3.31'.C10:'H23.3.31'.F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  <draw:frame table:end-cell-address="'H23.3.31'.E37" table:end-x="1.477cm" table:end-y="0.217cm" draw:z-index="2" draw:style-name="gr1" draw:text-style-name="P1" svg:width="12.165cm" svg:height="6.884cm" svg:x="0.001cm" svg:y="0.107cm">
              <draw:object draw:notify-on-update-of-ranges="'H23.3.31'.C1:'H23.3.31'.F1 'H23.3.31'.C10:'H23.3.31'.F1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</table:table>
      <table:table table:name="H24.3.31" table:style-name="ta1" table:print="false">
        <table:table-column table:style-name="co2" table:default-cell-style-name="ce6"/>
        <table:table-column table:style-name="co2" table:number-columns-repeated="7" table:default-cell-style-name="ce3"/>
        <table:table-row table:style-name="ro1">
          <table:table-cell office:value-type="string">
            <text:p>　</text:p>
          </table:table-cell>
          <table:table-cell table:style-name="ce6" office:value-type="string">
            <text:p>日本</text:p>
          </table:table-cell>
          <table:table-cell table:style-name="ce6" office:value-type="string">
            <text:p>北米</text:p>
          </table:table-cell>
          <table:table-cell table:style-name="ce6" office:value-type="string">
            <text:p>欧州</text:p>
          </table:table-cell>
          <table:table-cell table:style-name="ce6" office:value-type="string">
            <text:p>アジア</text:p>
          </table:table-cell>
          <table:table-cell table:style-name="ce6" office:value-type="string">
            <text:p>その他</text:p>
          </table:table-cell>
          <table:table-cell table:style-name="ce6" office:value-type="string">
            <text:p>消去又は</text:p>
            <text:p>全社</text:p>
          </table:table-cell>
          <table:table-cell table:style-name="ce6" office:value-type="string">
            <text:p>連結</text:p>
          </table:table-cell>
        </table:table-row>
        <table:table-row table:style-name="ro2">
          <table:table-cell office:value-type="string">
            <text:p>売上高</text:p>
          </table:table-cell>
          <table:table-cell table:number-columns-repeated="7" office:value-type="string">
            <text:p>　</text:p>
          </table:table-cell>
        </table:table-row>
        <table:table-row table:style-name="ro3">
          <table:table-cell office:value-type="string">
            <text:p>  外部顧客への売上高</text:p>
          </table:table-cell>
          <table:table-cell office:value-type="float" office:value="7293804">
            <text:p>7,293,804</text:p>
          </table:table-cell>
          <table:table-cell office:value-type="float" office:value="4644348">
            <text:p>4,644,348</text:p>
          </table:table-cell>
          <table:table-cell office:value-type="float" office:value="1917408">
            <text:p>1,917,408</text:p>
          </table:table-cell>
          <table:table-cell office:value-type="float" office:value="3116849">
            <text:p>3,116,849</text:p>
          </table:table-cell>
          <table:table-cell office:value-type="float" office:value="1611244">
            <text:p>1,611,244</text:p>
          </table:table-cell>
          <table:table-cell office:value-type="string">
            <text:p>―</text:p>
          </table:table-cell>
          <table:table-cell office:value-type="float" office:value="18583653">
            <text:p>18,583,653</text:p>
          </table:table-cell>
        </table:table-row>
        <table:table-row table:style-name="ro3">
          <table:table-cell office:value-type="string">
            <text:p>  所在地間の</text:p>
            <text:p>  内部売上高</text:p>
          </table:table-cell>
          <table:table-cell office:value-type="float" office:value="3873515">
            <text:p>3,873,515</text:p>
          </table:table-cell>
          <table:table-cell office:value-type="float" office:value="107538">
            <text:p>107,538</text:p>
          </table:table-cell>
          <table:table-cell office:value-type="float" office:value="76538">
            <text:p>76,538</text:p>
          </table:table-cell>
          <table:table-cell office:value-type="float" office:value="217425">
            <text:p>217,425</text:p>
          </table:table-cell>
          <table:table-cell office:value-type="float" office:value="148931">
            <text:p>148,931</text:p>
          </table:table-cell>
          <table:table-cell office:value-type="float" office:value="-4423947">
            <text:p>-4,423,947</text:p>
          </table:table-cell>
          <table:table-cell office:value-type="string">
            <text:p>―</text:p>
          </table:table-cell>
        </table:table-row>
        <table:table-row table:style-name="ro2">
          <table:table-cell office:value-type="string">
            <text:p>計</text:p>
          </table:table-cell>
          <table:table-cell office:value-type="float" office:value="11167319">
            <text:p>11,167,319</text:p>
          </table:table-cell>
          <table:table-cell office:value-type="float" office:value="4751886">
            <text:p>4,751,886</text:p>
          </table:table-cell>
          <table:table-cell office:value-type="float" office:value="1993946">
            <text:p>1,993,946</text:p>
          </table:table-cell>
          <table:table-cell office:value-type="float" office:value="3334274">
            <text:p>3,334,274</text:p>
          </table:table-cell>
          <table:table-cell office:value-type="float" office:value="1760175">
            <text:p>1,760,175</text:p>
          </table:table-cell>
          <table:table-cell office:value-type="float" office:value="-4423947">
            <text:p>-4,423,947</text:p>
          </table:table-cell>
          <table:table-cell office:value-type="float" office:value="18583653">
            <text:p>18,583,653</text:p>
          </table:table-cell>
        </table:table-row>
        <table:table-row table:style-name="ro2">
          <table:table-cell office:value-type="string">
            <text:p>営業費用</text:p>
          </table:table-cell>
          <table:table-cell office:value-type="float" office:value="11374359">
            <text:p>11,374,359</text:p>
          </table:table-cell>
          <table:table-cell office:value-type="float" office:value="4565477">
            <text:p>4,565,477</text:p>
          </table:table-cell>
          <table:table-cell office:value-type="float" office:value="1976150">
            <text:p>1,976,150</text:p>
          </table:table-cell>
          <table:table-cell office:value-type="float" office:value="3077484">
            <text:p>3,077,484</text:p>
          </table:table-cell>
          <table:table-cell office:value-type="float" office:value="1651361">
            <text:p>1,651,361</text:p>
          </table:table-cell>
          <table:table-cell office:value-type="float" office:value="-4416805">
            <text:p>-4,416,805</text:p>
          </table:table-cell>
          <table:table-cell office:value-type="float" office:value="18228026">
            <text:p>18,228,026</text:p>
          </table:table-cell>
        </table:table-row>
        <table:table-row table:style-name="ro4">
          <table:table-cell office:value-type="string">
            <text:p>営業利益・損失(△)</text:p>
          </table:table-cell>
          <table:table-cell office:value-type="float" office:value="-207040">
            <text:p>-207,040</text:p>
          </table:table-cell>
          <table:table-cell office:value-type="float" office:value="186409">
            <text:p>186,409</text:p>
          </table:table-cell>
          <table:table-cell office:value-type="float" office:value="17796">
            <text:p>17,796</text:p>
          </table:table-cell>
          <table:table-cell office:value-type="float" office:value="256790">
            <text:p>256,790</text:p>
          </table:table-cell>
          <table:table-cell office:value-type="float" office:value="108814">
            <text:p>108,814</text:p>
          </table:table-cell>
          <table:table-cell office:value-type="float" office:value="-7142">
            <text:p>-7,142</text:p>
          </table:table-cell>
          <table:table-cell office:value-type="float" office:value="355627">
            <text:p>355,627</text:p>
          </table:table-cell>
        </table:table-row>
        <table:table-row table:style-name="ro2">
          <table:table-cell office:value-type="string">
            <text:p>総資産</text:p>
          </table:table-cell>
          <table:table-cell office:value-type="float" office:value="12034423">
            <text:p>12,034,423</text:p>
          </table:table-cell>
          <table:table-cell office:value-type="float" office:value="9693232">
            <text:p>9,693,232</text:p>
          </table:table-cell>
          <table:table-cell office:value-type="float" office:value="1960532">
            <text:p>1,960,532</text:p>
          </table:table-cell>
          <table:table-cell office:value-type="float" office:value="2433312">
            <text:p>2,433,312</text:p>
          </table:table-cell>
          <table:table-cell office:value-type="float" office:value="2175493">
            <text:p>2,175,493</text:p>
          </table:table-cell>
          <table:table-cell office:value-type="float" office:value="2353973">
            <text:p>2,353,973</text:p>
          </table:table-cell>
          <table:table-cell office:value-type="float" office:value="30650965">
            <text:p>30,650,965</text:p>
          </table:table-cell>
        </table:table-row>
        <table:table-row table:style-name="ro2">
          <table:table-cell office:value-type="string">
            <text:p>長期性資産</text:p>
          </table:table-cell>
          <table:table-cell office:value-type="float" office:value="2981985">
            <text:p>2,981,985</text:p>
          </table:table-cell>
          <table:table-cell office:value-type="float" office:value="2197197">
            <text:p>2,197,197</text:p>
          </table:table-cell>
          <table:table-cell office:value-type="float" office:value="263070">
            <text:p>263,070</text:p>
          </table:table-cell>
          <table:table-cell office:value-type="float" office:value="412959">
            <text:p>412,959</text:p>
          </table:table-cell>
          <table:table-cell office:value-type="float" office:value="380169">
            <text:p>380,169</text:p>
          </table:table-cell>
          <table:table-cell office:value-type="string">
            <text:p>―</text:p>
          </table:table-cell>
          <table:table-cell office:value-type="float" office:value="6235380">
            <text:p>6,235,380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6">2013/04/06</text:date>, <text:time>08:59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00:20:58.66</meta:creation-date>
    <dc:date>2013-04-06T08:59:37.07</dc:date>
    <meta:editing-duration>PT38M4S</meta:editing-duration>
    <meta:editing-cycles>6</meta:editing-cycles>
    <meta:generator>OpenOffice.org/3.4.1$Win32 OpenOffice.org_project/341m1$Build-9593</meta:generator>
    <meta:document-statistic meta:table-count="3" meta:cell-count="16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028cm" svg:height="7.329cm" xlink:href=".." xlink:type="simple" chart:class="chart:circle" chart:style-name="ch1">
        <chart:title svg:x="5.531cm" svg:y="0.281cm" chart:style-name="ch2">
          <text:p>構成割合</text:p>
        </chart:title>
        <chart:subtitle svg:x="4.658cm" svg:y="1.155cm" chart:style-name="ch3">
          <text:p>外部顧客への売上高</text:p>
        </chart:subtitle>
        <chart:legend chart:legend-position="end" svg:x="11.268cm" svg:y="2.501cm" style:legend-expansion="high" chart:style-name="ch4"/>
        <chart:plot-area chart:style-name="ch5" table:cell-range-address="'H23.3.31'.B1:'H23.3.31'.F1 'H23.3.31'.B4:'H23.3.31'.F4" chart:data-source-has-labels="row" svg:x="0.26cm" svg:y="1.93cm" svg:width="10.748cm" svg:height="5.253cm">
          <chartooo:coordinate-region svg:x="3.544cm" svg:y="2.466cm" svg:width="4.145cm" svg:height="4.145cm"/>
          <chart:axis chart:dimension="x" chart:name="primary-x" chart:style-name="ch6" chartooo:axis-type="auto">
            <chartooo:date-scale/>
            <chart:categories table:cell-range-address="'H23.3.31'.B1:'H23.3.31'.F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H23.3.31'.B4:'H23.3.31'.F4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日本</text:p>
                <draw:g>
                  <svg:desc>'H23.3.31'.B1:'H23.3.31'.F1</svg:desc>
                </draw:g>
              </table:table-cell>
              <table:table-cell office:value-type="string">
                <text:p>北米</text:p>
              </table:table-cell>
              <table:table-cell office:value-type="string">
                <text:p>欧州</text:p>
              </table:table-cell>
              <table:table-cell office:value-type="string">
                <text:p>アジア</text:p>
              </table:table-cell>
              <table:table-cell office:value-type="string">
                <text:p>その他</text:p>
              </table:table-cell>
            </table:table-row>
          </table:table-header-rows>
          <table:table-rows>
            <table:table-row>
              <table:table-cell office:value-type="string">
                <text:p>行 4</text:p>
                <draw:g>
                  <svg:desc/>
                </draw:g>
              </table:table-cell>
              <table:table-cell office:value-type="float" office:value="0.366802329279074">
                <text:p>0.366802329279074</text:p>
                <draw:g>
                  <svg:desc>'H23.3.31'.B4:'H23.3.31'.F4</svg:desc>
                </draw:g>
              </table:table-cell>
              <table:table-cell office:value-type="float" office:value="0.280504186443412">
                <text:p>0.280504186443412</text:p>
              </table:table-cell>
              <table:table-cell office:value-type="float" office:value="0.101108115496053">
                <text:p>0.101108115496053</text:p>
              </table:table-cell>
              <table:table-cell office:value-type="float" office:value="0.16521867685728">
                <text:p>0.16521867685728</text:p>
              </table:table-cell>
              <table:table-cell office:value-type="float" office:value="0.0863666919241803">
                <text:p>0.0863666919241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3cm" svg:height="6.261cm" xlink:href=".." xlink:type="simple" chart:class="chart:circle" chart:style-name="ch1">
        <chart:title svg:x="4.582cm" svg:y="0.26cm" chart:style-name="ch2">
          <text:p>営業利益</text:p>
        </chart:title>
        <chart:subtitle svg:x="4.41cm" svg:y="1.113cm" chart:style-name="ch3">
          <text:p>（日本を除く）</text:p>
        </chart:subtitle>
        <chart:legend chart:legend-position="end" svg:x="9.37cm" svg:y="2.19cm" style:legend-expansion="high" chart:style-name="ch4"/>
        <chart:plot-area chart:style-name="ch5" table:cell-range-address="'H23.3.31'.C1:'H23.3.31'.F1 'H23.3.31'.C10:'H23.3.31'.F10" chart:data-source-has-labels="row" svg:x="0.222cm" svg:y="1.867cm" svg:width="8.926cm" svg:height="4.269cm">
          <chartooo:coordinate-region svg:x="3.118cm" svg:y="2.287cm" svg:width="3.385cm" svg:height="3.385cm"/>
          <chart:axis chart:dimension="x" chart:name="primary-x" chart:style-name="ch6" chartooo:axis-type="auto">
            <chartooo:date-scale/>
            <chart:categories table:cell-range-address="'H23.3.31'.C1:'H23.3.31'.F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H23.3.31'.C10:'H23.3.31'.F10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北米</text:p>
                <draw:g>
                  <svg:desc>'H23.3.31'.C1:'H23.3.31'.F1</svg:desc>
                </draw:g>
              </table:table-cell>
              <table:table-cell office:value-type="string">
                <text:p>欧州</text:p>
              </table:table-cell>
              <table:table-cell office:value-type="string">
                <text:p>アジア</text:p>
              </table:table-cell>
              <table:table-cell office:value-type="string">
                <text:p>その他</text:p>
              </table:table-cell>
            </table:table-row>
          </table:table-header-rows>
          <table:table-rows>
            <table:table-row>
              <table:table-cell office:value-type="string">
                <text:p>行 10</text:p>
                <draw:g>
                  <svg:desc/>
                </draw:g>
              </table:table-cell>
              <table:table-cell office:value-type="float" office:value="0.411141534373914">
                <text:p>0.411141534373914</text:p>
                <draw:g>
                  <svg:desc>'H23.3.31'.C10:'H23.3.31'.F10</svg:desc>
                </draw:g>
              </table:table-cell>
              <table:table-cell office:value-type="float" office:value="0.015922359725682">
                <text:p>0.015922359725682</text:p>
              </table:table-cell>
              <table:table-cell office:value-type="float" office:value="0.379018282618252">
                <text:p>0.379018282618252</text:p>
              </table:table-cell>
              <table:table-cell office:value-type="float" office:value="0.193917823282152">
                <text:p>0.1939178232821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166cm" svg:height="6.885cm" xlink:href=".." xlink:type="simple" chart:class="chart:circle" chart:style-name="ch1">
        <chart:title svg:x="5.1cm" svg:y="0.272cm" chart:style-name="ch2">
          <text:p>営業利益</text:p>
        </chart:title>
        <chart:subtitle svg:x="4.928cm" svg:y="1.137cm" chart:style-name="ch3">
          <text:p>（日本を除く）</text:p>
        </chart:subtitle>
        <chart:legend chart:legend-position="end" svg:x="10.406cm" svg:y="2.502cm" style:legend-expansion="high" chart:style-name="ch4"/>
        <chart:plot-area chart:style-name="ch5" table:cell-range-address="'H23.3.31'.C1:'H23.3.31'.F1 'H23.3.31'.C10:'H23.3.31'.F10" chart:data-source-has-labels="row" svg:x="0.243cm" svg:y="1.903cm" svg:width="9.92cm" svg:height="4.845cm">
          <chartooo:coordinate-region svg:x="3.347cm" svg:y="2.305cm" svg:width="3.992cm" svg:height="3.992cm"/>
          <chart:axis chart:dimension="x" chart:name="primary-x" chart:style-name="ch6" chartooo:axis-type="auto">
            <chartooo:date-scale/>
            <chart:categories table:cell-range-address="'H23.3.31'.C1:'H23.3.31'.F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H23.3.31'.C10:'H23.3.31'.F10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北米</text:p>
                <draw:g>
                  <svg:desc>'H23.3.31'.C1:'H23.3.31'.F1</svg:desc>
                </draw:g>
              </table:table-cell>
              <table:table-cell office:value-type="string">
                <text:p>欧州</text:p>
              </table:table-cell>
              <table:table-cell office:value-type="string">
                <text:p>アジア</text:p>
              </table:table-cell>
              <table:table-cell office:value-type="string">
                <text:p>その他</text:p>
              </table:table-cell>
            </table:table-row>
          </table:table-header-rows>
          <table:table-rows>
            <table:table-row>
              <table:table-cell office:value-type="string">
                <text:p>行 10</text:p>
                <draw:g>
                  <svg:desc/>
                </draw:g>
              </table:table-cell>
              <table:table-cell office:value-type="float" office:value="0.411141534373914">
                <text:p>0.411141534373914</text:p>
                <draw:g>
                  <svg:desc>'H23.3.31'.C10:'H23.3.31'.F10</svg:desc>
                </draw:g>
              </table:table-cell>
              <table:table-cell office:value-type="float" office:value="0.015922359725682">
                <text:p>0.015922359725682</text:p>
              </table:table-cell>
              <table:table-cell office:value-type="float" office:value="0.379018282618252">
                <text:p>0.379018282618252</text:p>
              </table:table-cell>
              <table:table-cell office:value-type="float" office:value="0.193917823282152">
                <text:p>0.1939178232821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92cm" svg:y="0.315cm" chart:style-name="ch2">
          <text:p>営業利益率</text:p>
        </chart:title>
        <chart:legend chart:legend-position="end" svg:x="14.357cm" svg:y="4.188cm" style:legend-expansion="high" chart:style-name="ch3"/>
        <chart:plot-area chart:style-name="ch4" table:cell-range-address="'H23.3.31'.C1:'H23.3.31'.F1 'H23.3.31'.C11:'H23.3.31'.F11" chart:data-source-has-labels="row" svg:x="0.77cm" svg:y="1.582cm" svg:width="12.947cm" svg:height="6.818cm">
          <chartooo:coordinate-region svg:x="2.185cm" svg:y="1.794cm" svg:width="11.532cm" svg:height="6.012cm"/>
          <chart:axis chart:dimension="x" chart:name="primary-x" chart:style-name="ch5" chartooo:axis-type="auto">
            <chartooo:date-scale/>
            <chart:categories table:cell-range-address="'H23.3.31'.C1:'H23.3.31'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H23.3.31'.C11:'H23.3.31'.F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北米</text:p>
                <draw:g>
                  <svg:desc>'H23.3.31'.C1:'H23.3.31'.F1</svg:desc>
                </draw:g>
              </table:table-cell>
              <table:table-cell office:value-type="string">
                <text:p>欧州</text:p>
              </table:table-cell>
              <table:table-cell office:value-type="string">
                <text:p>アジア</text:p>
              </table:table-cell>
              <table:table-cell office:value-type="string">
                <text:p>その他</text:p>
              </table:table-cell>
            </table:table-row>
          </table:table-header-rows>
          <table:table-rows>
            <table:table-row>
              <table:table-cell office:value-type="string">
                <text:p>行 11</text:p>
                <draw:g>
                  <svg:desc/>
                </draw:g>
              </table:table-cell>
              <table:table-cell office:value-type="float" office:value="0.0637228173907886">
                <text:p>0.0637228173907886</text:p>
                <draw:g>
                  <svg:desc>'H23.3.31'.C11:'H23.3.31'.F11</svg:desc>
                </draw:g>
              </table:table-cell>
              <table:table-cell office:value-type="float" office:value="0.0068464332727909">
                <text:p>0.0068464332727909</text:p>
              </table:table-cell>
              <table:table-cell office:value-type="float" office:value="0.0997341713743805">
                <text:p>0.0997341713743805</text:p>
              </table:table-cell>
              <table:table-cell office:value-type="float" office:value="0.0976145162647173">
                <text:p>0.09761451626471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